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6000002C0EC31E80E.png" manifest:media-type="image/png"/>
  <manifest:file-entry manifest:full-path="Pictures/10000000000003150000013CA7CB7F28.png" manifest:media-type="image/png"/>
  <manifest:file-entry manifest:full-path="Pictures/100000000000031900000265669604B9.png" manifest:media-type="image/png"/>
  <manifest:file-entry manifest:full-path="Pictures/10000000000003560000038BFE0920E4.png" manifest:media-type="image/png"/>
  <manifest:file-entry manifest:full-path="Pictures/1000000000000319000001935B18A08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Paradigms for Distributed Commun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367cm" svg:height="12.892cm" svg:x="1.4cm" svg:y="3.6cm" presentation:class="graphic" presentation:user-transformed="true">
          <draw:image xlink:href="Pictures/1000000000000319000001935B18A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8.4cm" svg:height="19.544cm" svg:x="4.4cm" svg:y="0.807cm" presentation:class="graphic" presentation:user-transformed="true">
          <draw:image xlink:href="Pictures/10000000000003560000038BFE0920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1.028cm" svg:height="16.255cm" svg:x="3.372cm" svg:y="1.8cm" presentation:class="graphic" presentation:user-transformed="true">
          <draw:image xlink:href="Pictures/100000000000031900000265669604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7.2cm" svg:height="6.888cm" svg:x="5.8cm" svg:y="0.837cm" presentation:class="graphic" presentation:user-transformed="true">
          <draw:image xlink:href="Pictures/10000000000003150000013CA7CB7F28.png" xlink:type="simple" xlink:show="embed" xlink:actuate="onLoad">
            <text:p/>
          </draw:image>
        </draw:frame>
        <draw:frame draw:style-name="gr3" draw:text-style-name="P1" draw:layer="layout" svg:width="12.496cm" svg:height="11.607cm" svg:x="8.462cm" svg:y="8.193cm">
          <draw:image xlink:href="Pictures/10000000000002F6000002C0EC31E8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07:06.302000000</meta:creation-date>
    <dc:date>2014-10-27T23:21:01.165000000</dc:date>
    <meta:editing-duration>PT3M45S</meta:editing-duration>
    <meta:editing-cycles>2</meta:editing-cycles>
    <meta:generator>LibreOffice/4.3.2.2$Windows_x86 LibreOffice_project/edfb5295ba211bd31ad47d0bad0118690f76407d</meta:generator>
    <meta:document-statistic meta:object-count="42"/>
  </office:meta>
</office:document-meta>
</file>